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draw:shadow="visible" draw:shadow-offset-x="0.305cm" draw:shadow-offset-y="-0.305cm"/>
    </style:style>
    <style:style style:name="gr3"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stroke="none" svg:stroke-color="#000000" draw:fill="none" draw:fill-color="#ffffff" fo:min-height="1.423cm"/>
    </style:style>
    <style:style style:name="gr7" style:family="graphic" style:parent-style-name="standard">
      <style:graphic-properties draw:textarea-horizontal-align="center" draw:textarea-vertical-align="middle" draw:shadow="visible" draw:shadow-offset-x="0.305cm" draw:shadow-offset-y="0.305cm"/>
    </style:style>
    <style:style style:name="gr8" style:family="graphic" style:parent-style-name="standard">
      <style:graphic-properties draw:textarea-horizontal-align="center" draw:textarea-vertical-align="middle" draw:shadow="visible" draw:shadow-offset-x="-0.305cm" draw:shadow-offset-y="0.305cm"/>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standard">
      <style:graphic-properties draw:stroke="none" svg:stroke-color="#000000" draw:fill="none" draw:fill-color="#ffffff" fo:min-height="7.25cm"/>
    </style:style>
    <style:style style:name="gr11" style:family="graphic" style:parent-style-name="standard">
      <style:graphic-properties draw:opacity="20%" draw:textarea-horizontal-align="center" draw:textarea-vertical-align="bottom" draw:shadow-opacity="20%"/>
    </style:style>
    <style:style style:name="gr12" style:family="graphic" style:parent-style-name="standard">
      <style:graphic-properties draw:textarea-horizontal-align="center" draw:textarea-vertical-align="middle" draw:shadow="hidden" draw:shadow-offset-x="0.31cm" draw:shadow-offset-y="-0.31cm"/>
    </style:style>
    <style:style style:name="gr13"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4" style:family="graphic" style:parent-style-name="objectwithoutfill">
      <style:graphic-properties svg:stroke-color="#ff0000" draw:marker-end="Arrow" draw:marker-end-width="0.3cm" draw:fill="none" draw:textarea-horizontal-align="center" draw:textarea-vertical-align="middle"/>
    </style:style>
    <style:style style:name="gr15" style:family="graphic" style:parent-style-name="standard">
      <style:graphic-properties draw:stroke="none" svg:stroke-color="#ff0000" draw:fill="none" draw:fill-color="#ffffff" draw:textarea-horizontal-align="left" draw:auto-grow-height="true" draw:auto-grow-width="false" fo:min-height="0.537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439cm" fo:min-width="0cm"/>
    </style:style>
    <style:style style:name="gr18" style:family="graphic" style:parent-style-name="objectwithoutfill">
      <style:graphic-properties svg:stroke-width="0cm" draw:marker-start-width="0.3cm" draw:marker-end="Arrow" draw:marker-end-width="0.3cm" draw:fill="none" draw:textarea-horizontal-align="center" draw:textarea-vertical-align="middle" fo:padding-top="0.125cm" fo:padding-bottom="0.125cm" fo:padding-left="0.25cm" fo:padding-right="0.2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text-properties fo:font-size="12pt" fo:font-style="italic" style:font-size-asian="12pt" style:font-style-asian="italic" style:font-size-complex="12pt" style:font-style-complex="italic"/>
    </style:style>
    <style:style style:name="P6"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style:font-size-asian="14pt" style:font-size-complex="14pt"/>
    </style:style>
    <style:style style:name="T5"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2" draw:id="id2" draw:layer="layout" svg:width="3.5cm" svg:height="2cm" svg:x="24.5cm" svg:y="9.5cm">
          <text:p/>
        </draw:rect>
        <draw:rect draw:style-name="gr2" draw:text-style-name="P2" xml:id="id3" draw:id="id3" draw:layer="layout" svg:width="3.5cm" svg:height="2cm" svg:x="17cm" svg:y="9.5cm">
          <text:p text:style-name="P1"><text:span text:style-name="T1">sprejemnik</text:span></text:p>
          <text:p text:style-name="P1"><text:span text:style-name="T1">kontroler</text:span></text:p>
          <text:p text:style-name="P1"><text:span text:style-name="T1">napajalnik</text:span></text:p>
        </draw:rect>
        <draw:connector draw:style-name="gr3" draw:text-style-name="P1" draw:layer="layout" svg:x1="9.4cm" svg:y1="13cm" svg:x2="26.25cm" svg:y2="11.5cm" draw:start-shape="id1" draw:start-glue-point="1" draw:end-shape="id2" draw:end-glue-point="2" svg:d="M9400 13000h16850v-1500">
          <text:p/>
        </draw:connector>
        <draw:connector draw:style-name="gr3" draw:text-style-name="P1" draw:layer="layout" svg:x1="26.25cm" svg:y1="11.5cm" svg:x2="26.25cm" svg:y2="14.5cm" draw:start-shape="id2" draw:start-glue-point="2" svg:d="M26250 11500v3000">
          <text:p/>
        </draw:connector>
        <draw:connector draw:style-name="gr3" draw:text-style-name="P1" draw:layer="layout" svg:x1="18.75cm" svg:y1="11.5cm" svg:x2="18.75cm" svg:y2="14.5cm" draw:start-shape="id3" draw:start-glue-point="2" svg:d="M18750 11500v3000">
          <text:p/>
        </draw:connector>
        <draw:ellipse draw:style-name="gr4" draw:text-style-name="P1" xml:id="id4" draw:id="id4" draw:layer="layout" svg:width="3.5cm" svg:height="3cm" svg:x="5.9cm" svg:y="6.046cm">
          <text:p text:style-name="P1">Indikator</text:p>
          <text:p text:style-name="P1">(opt)</text:p>
        </draw:ellipse>
        <draw:connector draw:style-name="gr3" draw:text-style-name="P1" draw:layer="layout" svg:x1="7.65cm" svg:y1="9.046cm" svg:x2="7.65cm" svg:y2="12cm" draw:start-shape="id4" draw:start-glue-point="2" draw:end-shape="id1" draw:end-glue-point="0" svg:d="M7650 9046v2954">
          <text:p/>
        </draw:connector>
        <draw:rect draw:style-name="gr4" draw:text-style-name="P1" xml:id="id5" draw:id="id5" draw:layer="layout" svg:width="3.5cm" svg:height="3cm" svg:x="5.9cm" svg:y="16.7cm">
          <text:p text:style-name="P1">PC (opt.)</text:p>
        </draw:rect>
        <draw:connector draw:style-name="gr3" draw:text-style-name="P1" draw:layer="layout" svg:x1="7.65cm" svg:y1="14cm" svg:x2="7.65cm" svg:y2="16.7cm" draw:start-shape="id1" draw:start-glue-point="2" draw:end-shape="id5" svg:d="M7650 14000v2700">
          <text:p/>
        </draw:connector>
        <draw:frame draw:style-name="gr5" draw:layer="layout" svg:width="2.5cm" svg:height="1cm" svg:x="8cm" svg:y="15.7cm">
          <draw:text-box>
            <text:p>USB</text:p>
          </draw:text-box>
        </draw:frame>
        <draw:frame draw:style-name="gr6" draw:text-style-name="P3" draw:layer="layout" svg:width="3.5cm" svg:height="1.673cm" svg:x="21cm" svg:y="11.2cm">
          <draw:text-box>
            <text:p><text:span text:style-name="T1">24V,GND</text:span></text:p>
            <text:p><text:span text:style-name="T1">CAN_H,CAN_L</text:span></text:p>
            <text:p><text:span text:style-name="T1">4 žice !!!</text:span></text:p>
          </draw:text-box>
        </draw:frame>
        <draw:rect draw:style-name="gr2" draw:text-style-name="P2" draw:layer="layout" svg:width="3.5cm" svg:height="2cm" svg:x="24.453cm" svg:y="9.553cm">
          <text:p text:style-name="P1"><text:span text:style-name="T1">sprejemnik</text:span></text:p>
          <text:p text:style-name="P1"><text:span text:style-name="T1">kontroler</text:span></text:p>
          <text:p text:style-name="P1"><text:span text:style-name="T1">napajalnik</text:span></text:p>
        </draw:rect>
        <draw:rect draw:style-name="gr7" draw:text-style-name="P2" draw:layer="layout" svg:width="3.5cm" svg:height="2cm" svg:x="17.053cm" svg:y="14.453cm">
          <text:p text:style-name="P1"><text:span text:style-name="T1">sprejemnik</text:span></text:p>
          <text:p text:style-name="P1"><text:span text:style-name="T1">kontroler</text:span></text:p>
          <text:p text:style-name="P1"><text:span text:style-name="T1">napajalnik</text:span></text:p>
        </draw:rect>
        <draw:rect draw:style-name="gr7" draw:text-style-name="P2" draw:layer="layout" svg:width="3.5cm" svg:height="2cm" svg:x="24.5cm" svg:y="14.5cm">
          <text:p text:style-name="P1"><text:span text:style-name="T1">sprejemnik</text:span></text:p>
          <text:p text:style-name="P1"><text:span text:style-name="T1">kontroler</text:span></text:p>
          <text:p text:style-name="P1"><text:span text:style-name="T1">napajalnik</text:span></text:p>
        </draw:rect>
        <draw:rect draw:style-name="gr8" draw:text-style-name="P2" xml:id="id1" draw:id="id1" draw:layer="layout" svg:width="3.5cm" svg:height="2cm" svg:x="5.9cm" svg:y="12cm">
          <text:p text:style-name="P1"><text:span text:style-name="T1">kontroler</text:span></text:p>
          <text:p text:style-name="P1"><text:span text:style-name="T1">napajalnik</text:span></text:p>
        </draw:rect>
        <draw:frame draw:style-name="gr6" draw:text-style-name="P3" draw:layer="layout" svg:width="4cm" svg:height="1.673cm" svg:x="7.9cm" svg:y="9.9cm">
          <draw:text-box>
            <text:p><text:span text:style-name="T1">5V, GND</text:span></text:p>
            <text:p><text:span text:style-name="T1">Serial</text:span></text:p>
            <text:p><text:span text:style-name="T1">3 žice</text:span></text:p>
          </draw:text-box>
        </draw:frame>
        <draw:rect draw:style-name="gr4" draw:text-style-name="P4" xml:id="id6" draw:id="id6" draw:layer="layout" svg:width="2cm" svg:height="1cm" svg:x="1.5cm" svg:y="12.5cm">
          <text:p text:style-name="P1"><text:span text:style-name="T2">Napajanje </text:span></text:p>
          <text:p text:style-name="P1"><text:span text:style-name="T2">iz vozila</text:span></text:p>
        </draw:rect>
        <draw:connector draw:style-name="gr9" draw:text-style-name="P1" draw:layer="layout" svg:x1="3.5cm" svg:y1="13cm" svg:x2="5.9cm" svg:y2="13cm" draw:start-shape="id6" draw:start-glue-point="1" draw:end-shape="id1" draw:end-glue-point="3" svg:d="M3500 13000h2400">
          <text:p/>
        </draw:connector>
        <draw:frame draw:style-name="gr5" draw:text-style-name="P3" draw:layer="layout" svg:width="2cm" svg:height="1cm" svg:x="3.6cm" svg:y="12.4cm">
          <draw:text-box>
            <text:p><text:span text:style-name="T1">2 žici</text:span></text:p>
          </draw:text-box>
        </draw:frame>
        <draw:frame draw:style-name="gr10" draw:text-style-name="P5" draw:layer="layout" svg:width="18.7cm" svg:height="7.5cm" svg:x="10cm" svg:y="1cm">
          <draw:text-box>
            <text:p><text:span text:style-name="T3">Takole naj bi zgledala shema povezav! </text:span></text:p>
            <text:p><text:span text:style-name="T3">Vseh pet kontrolerskih in napajalnih plat je istih (po mojem bi bla to ENA plata !!) plus sprejemniki. Opcija je indikator... npr. okrogli LED strip na SkyPulse ima 24 diod, barve in kombinacije po želji in rabi samo tri žice, se ga lahko kupi in sveti bistveno bolj kot zdajšnji indikator, PC se lahko priključi na USB port kontrolerja v vozilu ki poganja tudi indikator in hkrati služi kot CAN server in konzola za vlaganje SW. </text:span></text:p>
            <text:p><text:span text:style-name="T3">Kontroler v vozilu bi bil montiran v posebno škatlo (npr. kot zdajšnji distribution box) in bi imel lahko še dodatne knofe in indikatorje za funkcije, ki jih jaz zdaj še ne poznam.</text:span></text:p>
            <text:p><text:span text:style-name="T3"/></text:p>
            <text:p><text:span text:style-name="T3">Sprejemnik kot zdaj vidim, zdaj žal že obdela signale na način, da kaj več informacij iz njih ne moreš potegnit. Zaenkrat pustimo stvar kot je, ampak ta stvar v kompletu s kontrolerjem nikakor ne rabi več kot 200-300 mA po glavi. Po mojem bi bla kasnejša opcija da se ga predela tako, da ne rabi negativnega napajanja, tistih 35V pa lahko naredi procesor z eno špulo in kondenzatorjem in bi se dala cela stvar zmašit na eno samo plato. Znebiš se čist vseh konektorjev, diode pa montiraš (po domače "zakriviš") pod kotom proti optiki!</text:span></text:p>
          </draw:text-box>
        </draw:frame>
      </draw:page>
      <draw:page draw:name="page2" draw:style-name="dp1" draw:master-page-name="Default">
        <draw:rect draw:style-name="gr11" draw:text-style-name="P1" draw:layer="layout" svg:width="22.5cm" svg:height="13.5cm" svg:x="2.5cm" svg:y="4cm">
          <text:p text:style-name="P1"><text:span text:style-name="T4">Shema povezav, glava</text:span> </text:p>
        </draw:rect>
        <draw:rect draw:style-name="gr12" draw:text-style-name="P2" xml:id="id11" draw:id="id11" draw:layer="layout" svg:width="3.5cm" svg:height="2cm" svg:x="12.5cm" svg:y="9.8cm">
          <text:p text:style-name="P1"><text:span text:style-name="T1">kontroler</text:span></text:p>
        </draw:rect>
        <draw:rect draw:style-name="gr12" draw:text-style-name="P2" xml:id="id7" draw:id="id7" draw:layer="layout" svg:width="3.5cm" svg:height="2cm" svg:x="12.5cm" svg:y="13.5cm">
          <text:p text:style-name="P1"><text:span text:style-name="T1">napajalnik</text:span></text:p>
        </draw:rect>
        <draw:rect draw:style-name="gr12" draw:text-style-name="P2" xml:id="id10" draw:id="id10" draw:layer="layout" svg:width="3.5cm" svg:height="2cm" svg:x="7.2cm" svg:y="5cm">
          <text:p text:style-name="P1"><text:span text:style-name="T1">Sprejemnik 1</text:span></text:p>
        </draw:rect>
        <draw:rect draw:style-name="gr12" draw:text-style-name="P2" xml:id="id9" draw:id="id9" draw:layer="layout" svg:width="3.5cm" svg:height="2cm" svg:x="12.5cm" svg:y="5cm">
          <text:p text:style-name="P1"><text:span text:style-name="T1">Sprejemnik 2</text:span></text:p>
        </draw:rect>
        <draw:rect draw:style-name="gr12" draw:text-style-name="P2" xml:id="id8" draw:id="id8" draw:layer="layout" svg:width="3.5cm" svg:height="2cm" svg:x="17.8cm" svg:y="5cm">
          <text:p text:style-name="P1"><text:span text:style-name="T1">Sprejemnik 3</text:span></text:p>
        </draw:rect>
        <draw:connector draw:style-name="gr13" draw:text-style-name="P1" draw:layer="layout" svg:x1="16cm" svg:y1="14.5cm" svg:x2="19.55cm" svg:y2="7cm" draw:start-shape="id7" draw:start-glue-point="1" draw:end-shape="id8" draw:end-glue-point="2" svg:d="M16000 14500h3550v-7500">
          <text:p/>
        </draw:connector>
        <draw:connector draw:style-name="gr13" draw:text-style-name="P1" draw:layer="layout" svg:x1="17.8cm" svg:y1="6cm" svg:x2="16cm" svg:y2="6cm" draw:start-shape="id8" draw:start-glue-point="3" draw:end-shape="id9" draw:end-glue-point="1" svg:d="M17800 6000h-1800">
          <text:p/>
        </draw:connector>
        <draw:connector draw:style-name="gr13" draw:text-style-name="P1" draw:layer="layout" svg:x1="12.5cm" svg:y1="6cm" svg:x2="10.7cm" svg:y2="6cm" draw:start-shape="id9" draw:start-glue-point="3" draw:end-shape="id10" draw:end-glue-point="1" svg:d="M12500 6000h-1800">
          <text:p/>
        </draw:connector>
        <draw:connector draw:style-name="gr14" draw:text-style-name="P1" draw:layer="layout" svg:x1="14.25cm" svg:y1="7cm" svg:x2="14.25cm" svg:y2="9.8cm" draw:start-shape="id9" draw:start-glue-point="2" draw:end-shape="id11" draw:end-glue-point="0" svg:d="M14250 7000v2800">
          <text:p/>
        </draw:connector>
        <draw:connector draw:style-name="gr14" draw:text-style-name="P1" draw:layer="layout" draw:type="line" svg:x1="8.95cm" svg:y1="7cm" svg:x2="14.25cm" svg:y2="9.8cm" draw:start-shape="id10" draw:start-glue-point="2" draw:end-shape="id11" draw:end-glue-point="0" svg:d="M8950 7000l5300 2800">
          <text:p/>
        </draw:connector>
        <draw:connector draw:style-name="gr14" draw:text-style-name="P1" draw:layer="layout" draw:type="line" svg:x1="19.55cm" svg:y1="7cm" svg:x2="14.25cm" svg:y2="9.8cm" draw:start-shape="id8" draw:start-glue-point="2" draw:end-shape="id11" draw:end-glue-point="0" svg:d="M19550 7000l-5300 2800">
          <text:p/>
        </draw:connector>
        <draw:frame draw:style-name="gr15" draw:text-style-name="P4" draw:layer="layout" svg:width="3.7cm" svg:height="0.887cm" svg:x="10.5cm" svg:y="7.213cm">
          <draw:text-box>
            <text:p text:style-name="P4"><text:span text:style-name="T5">3 x A1,A2,A3,B2,B2,B3</text:span></text:p>
            <text:p text:style-name="P4"><text:span text:style-name="T5">18 žic !!??</text:span></text:p>
          </draw:text-box>
        </draw:frame>
        <draw:frame draw:style-name="gr16" draw:text-style-name="P6" draw:layer="layout" svg:width="2.585cm" svg:height="0.887cm" svg:x="19.8cm" svg:y="9.11cm">
          <draw:text-box>
            <text:p><text:span text:style-name="T5">5V,-5V,35V,GND</text:span></text:p>
            <text:p><text:span text:style-name="T5">4 žice</text:span></text:p>
          </draw:text-box>
        </draw:frame>
        <draw:frame draw:style-name="gr17" draw:text-style-name="P6" draw:layer="layout" svg:width="1.696cm" svg:height="0.887cm" svg:x="16.732cm" svg:y="10.002cm">
          <draw:text-box>
            <text:p><text:span text:style-name="T5">+5V,GND</text:span></text:p>
            <text:p><text:span text:style-name="T5">2 žici</text:span></text:p>
          </draw:text-box>
        </draw:frame>
        <draw:connector draw:style-name="gr3" draw:text-style-name="P1" draw:layer="layout" svg:x1="25cm" svg:y1="9.75cm" svg:x2="25cm" svg:y2="9.75cm" svg:d="M25000 9750z">
          <text:p/>
        </draw:connector>
        <draw:connector draw:style-name="gr3" draw:text-style-name="P1" draw:layer="layout" svg:x1="12.5cm" svg:y1="10.8cm" svg:x2="3cm" svg:y2="10.8cm" draw:start-shape="id11" draw:start-glue-point="3" draw:end-shape="id12" draw:end-glue-point="1" svg:d="M12500 10800h-9500">
          <text:p/>
        </draw:connector>
        <draw:frame draw:style-name="gr16" draw:text-style-name="P6" draw:layer="layout" svg:width="2.17cm" svg:height="0.887cm" svg:x="5.301cm" svg:y="14.511cm">
          <draw:text-box>
            <text:p><text:span text:style-name="T5">24V iz vozila </text:span></text:p>
            <text:p><text:span text:style-name="T5">2 žici</text:span></text:p>
          </draw:text-box>
        </draw:frame>
        <draw:frame draw:style-name="gr16" draw:text-style-name="P6" draw:layer="layout" svg:width="2.585cm" svg:height="0.887cm" svg:x="5.301cm" svg:y="10.912cm">
          <draw:text-box>
            <text:p><text:span text:style-name="T5">CAN+ CAN- </text:span></text:p>
            <text:p><text:span text:style-name="T5">2 žici. na display</text:span></text:p>
          </draw:text-box>
        </draw:frame>
        <draw:rect draw:style-name="gr12" draw:text-style-name="P2" xml:id="id12" draw:id="id12" draw:layer="layout" svg:width="0.5cm" svg:height="2cm" svg:x="2.5cm" svg:y="9.8cm">
          <text:p/>
        </draw:rect>
        <draw:rect draw:style-name="gr12" draw:text-style-name="P2" xml:id="id13" draw:id="id13" draw:layer="layout" svg:width="0.5cm" svg:height="2cm" svg:x="2.5cm" svg:y="13.5cm">
          <text:p/>
        </draw:rect>
        <draw:connector draw:style-name="gr13" draw:text-style-name="P1" draw:layer="layout" svg:x1="3cm" svg:y1="14.5cm" svg:x2="12.5cm" svg:y2="14.5cm" draw:start-shape="id13" draw:start-glue-point="1" draw:end-shape="id7" draw:end-glue-point="3" svg:d="M3000 14500h9500">
          <text:p/>
        </draw:connector>
        <draw:connector draw:style-name="gr13" draw:text-style-name="P1" draw:layer="layout" draw:line-skew="2.999cm" svg:x1="16cm" svg:y1="14.5cm" svg:x2="16cm" svg:y2="10.8cm" draw:start-shape="id7" draw:start-glue-point="1" draw:end-shape="id11" draw:end-glue-point="1" svg:d="M16000 14500h3500v-3700h-3500">
          <text:p/>
        </draw:connector>
      </draw:page>
      <draw:page draw:name="page3" draw:style-name="dp1" draw:master-page-name="Default">
        <draw:rect draw:style-name="gr11" draw:text-style-name="P1" draw:layer="layout" svg:width="22.5cm" svg:height="14cm" svg:x="2.5cm" svg:y="3.5cm">
          <text:p text:style-name="P1"><text:span text:style-name="T4">Shema povezav, display</text:span> </text:p>
        </draw:rect>
        <draw:rect draw:style-name="gr12" draw:text-style-name="P2" xml:id="id14" draw:id="id14" draw:layer="layout" svg:width="3.5cm" svg:height="2cm" svg:x="12.5cm" svg:y="8.6cm">
          <text:p text:style-name="P1"><text:span text:style-name="T1">kontroler</text:span></text:p>
        </draw:rect>
        <draw:connector draw:style-name="gr3" draw:text-style-name="P1" draw:layer="layout" svg:x1="25cm" svg:y1="8.05cm" svg:x2="25cm" svg:y2="8.05cm" svg:d="M25000 8050z">
          <text:p/>
        </draw:connector>
        <draw:connector draw:style-name="gr3" draw:text-style-name="P1" draw:layer="layout" svg:x1="16cm" svg:y1="9.6cm" svg:x2="24.5cm" svg:y2="9.6cm" draw:start-shape="id14" draw:start-glue-point="1" draw:end-shape="id15" draw:end-glue-point="3" svg:d="M16000 9600h8500">
          <text:p/>
        </draw:connector>
        <draw:connector draw:style-name="gr13" draw:text-style-name="P1" draw:layer="layout" draw:type="line" svg:x1="3cm" svg:y1="15.4cm" svg:x2="24.5cm" svg:y2="15.4cm" draw:start-shape="id16" draw:end-shape="id17" draw:end-glue-point="3" svg:d="M3000 15400h21500">
          <text:p/>
        </draw:connector>
        <draw:frame draw:style-name="gr16" draw:text-style-name="P6" draw:layer="layout" svg:width="2.17cm" svg:height="0.887cm" svg:x="5.301cm" svg:y="15.411cm">
          <draw:text-box>
            <text:p><text:span text:style-name="T5">24V iz vozila </text:span></text:p>
            <text:p><text:span text:style-name="T5">2 žici</text:span></text:p>
          </draw:text-box>
        </draw:frame>
        <draw:frame draw:style-name="gr16" draw:text-style-name="P6" draw:layer="layout" svg:width="2.377cm" svg:height="0.887cm" svg:x="16.701cm" svg:y="9.712cm">
          <draw:text-box>
            <text:p><text:span text:style-name="T5">CAN+ CAN- </text:span></text:p>
            <text:p><text:span text:style-name="T5">2 žici. na glavo</text:span></text:p>
          </draw:text-box>
        </draw:frame>
        <draw:rect draw:style-name="gr12" draw:text-style-name="P2" xml:id="id15" draw:id="id15" draw:layer="layout" svg:width="0.5cm" svg:height="2cm" svg:x="24.5cm" svg:y="8.6cm">
          <text:p/>
        </draw:rect>
        <draw:rect draw:style-name="gr12" draw:text-style-name="P2" xml:id="id16" draw:id="id16" draw:layer="layout" svg:width="0.5cm" svg:height="2cm" svg:x="2.5cm" svg:y="14.4cm">
          <text:p/>
        </draw:rect>
        <draw:rect draw:style-name="gr12" draw:text-style-name="P2" xml:id="id17" draw:id="id17" draw:layer="layout" svg:width="0.5cm" svg:height="2cm" svg:x="24.5cm" svg:y="14.4cm">
          <text:p/>
        </draw:rect>
        <draw:rect draw:style-name="gr12" draw:text-style-name="P2" xml:id="id18" draw:id="id18" draw:layer="layout" svg:width="0.5cm" svg:height="2cm" svg:x="2.5cm" svg:y="8.6cm">
          <text:p/>
        </draw:rect>
        <draw:connector draw:style-name="gr3" draw:text-style-name="P1" draw:layer="layout" svg:x1="3cm" svg:y1="9.6cm" svg:x2="12.5cm" svg:y2="9.6cm" draw:start-shape="id18" draw:start-glue-point="1" draw:end-shape="id14" draw:end-glue-point="3" svg:d="M3000 9600h9500">
          <text:p/>
        </draw:connector>
        <draw:frame draw:style-name="gr16" draw:text-style-name="P6" draw:layer="layout" svg:width="1.086cm" svg:height="0.569cm" svg:x="5.502cm" svg:y="9.713cm">
          <draw:text-box>
            <text:p><text:span text:style-name="T5">USB</text:span></text:p>
          </draw:text-box>
        </draw:frame>
        <draw:ellipse draw:style-name="gr4" draw:text-style-name="P1" xml:id="id19" draw:id="id19" draw:layer="layout" svg:width="3.3cm" svg:height="3cm" svg:x="12.6cm" svg:y="4.3cm">
          <text:p text:style-name="P1">display</text:p>
        </draw:ellipse>
        <draw:connector draw:style-name="gr9" draw:text-style-name="P1" draw:layer="layout" svg:x1="14.25cm" svg:y1="8.6cm" svg:x2="14.25cm" svg:y2="7.3cm" draw:start-shape="id14" draw:start-glue-point="0" draw:end-shape="id19" draw:end-glue-point="2" svg:d="M14250 8600v-1300">
          <text:p/>
        </draw:connector>
        <draw:ellipse draw:style-name="gr4" draw:text-style-name="P1" draw:layer="layout" svg:width="3.3cm" svg:height="3cm" svg:x="12.6cm" svg:y="4.3cm">
          <text:p text:style-name="P1">display</text:p>
        </draw:ellipse>
        <draw:frame draw:style-name="gr16" draw:text-style-name="P6" draw:layer="layout" svg:width="2.449cm" svg:height="0.887cm" svg:x="14.602cm" svg:y="7.513cm">
          <draw:text-box>
            <text:p><text:span text:style-name="T5">5V, GND, serial</text:span></text:p>
            <text:p><text:span text:style-name="T5">3 žice</text:span></text:p>
          </draw:text-box>
        </draw:frame>
        <draw:rect draw:style-name="gr12" draw:text-style-name="P2" xml:id="id20" draw:id="id20" draw:layer="layout" svg:width="3.5cm" svg:height="2cm" svg:x="12.5cm" svg:y="12cm">
          <text:p text:style-name="P1"><text:span text:style-name="T1">Napajalnik</text:span></text:p>
        </draw:rect>
        <draw:connector draw:style-name="gr13" draw:text-style-name="P1" draw:layer="layout" svg:x1="3cm" svg:y1="15.4cm" svg:x2="14.25cm" svg:y2="14cm" draw:start-shape="id16" draw:start-glue-point="1" draw:end-shape="id20" draw:end-glue-point="2" svg:d="M3000 15400h11250v-1400">
          <text:p/>
        </draw:connector>
        <draw:connector draw:style-name="gr18" draw:text-style-name="P1" draw:layer="layout" svg:x1="14.25cm" svg:y1="12cm" svg:x2="14.25cm" svg:y2="10.6cm" draw:start-shape="id20" draw:start-glue-point="0" draw:end-shape="id14" draw:end-glue-point="2" svg:d="M14250 12000v-1400">
          <text:p/>
        </draw:connector>
        <draw:frame draw:style-name="gr16" draw:text-style-name="P6" draw:layer="layout" svg:width="1.611cm" svg:height="0.887cm" svg:x="14.603cm" svg:y="10.714cm">
          <draw:text-box>
            <text:p><text:span text:style-name="T5">5V, GND</text:span></text:p>
            <text:p><text:span text:style-name="T5">2 žic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56M13S</meta:editing-duration>
    <meta:editing-cycles>12</meta:editing-cycles>
    <meta:generator>OpenOffice/4.1.2$Win32 OpenOffice.org_project/412m3$Build-9782</meta:generator>
    <dc:date>2019-12-02T16:19:46.48</dc:date>
    <dc:creator>matjaz mocnik</dc:creator>
    <meta:document-statistic meta:object-count="64"/>
  </office:meta>
</office:document-meta>
</file>